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9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84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3">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4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6">00/00/0000</text:date>, <text:time style:data-style-name="N2" text:time-value="11:29:00.9800650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06T15:20:16.630135897</dc:date>
    <meta:editing-duration>P100DT5H7M17S</meta:editing-duration>
    <meta:editing-cycles>4421</meta:editing-cycles>
    <meta:generator>LibreOffice/6.4.7.2$Linux_X86_64 LibreOffice_project/40$Build-2</meta:generator>
    <meta:document-statistic meta:table-count="3" meta:cell-count="70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